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9.5cm" svg:height="13cm" svg:x="1cm" svg:y="3cm">
          <text:p/>
        </draw:rect>
        <draw:rect draw:style-name="gr2" draw:text-style-name="P2" xml:id="id3" draw:id="id3" draw:layer="layout" svg:width="2.5cm" svg:height="1.5cm" svg:x="1.068cm" svg:y="5.429cm">
          <text:p text:style-name="P1"><text:span text:style-name="T1">FileSend</text:span></text:p>
          <text:p text:style-name="P1"><text:span text:style-name="T1">Task</text:span></text:p>
        </draw:rect>
        <draw:frame draw:style-name="gr3" draw:layer="layout" svg:width="26cm" svg:height="1.75cm" svg:x="2cm" svg:y="1.5cm">
          <draw:text-box>
            <text:p>File Tracking Status Journy</text:p>
          </draw:text-box>
        </draw:frame>
        <draw:ellipse draw:style-name="gr2" draw:text-style-name="P3" xml:id="id2" draw:id="id2" draw:layer="layout" svg:width="5cm" svg:height="1.5cm" svg:x="1cm" svg:y="9.5cm">
          <text:p text:style-name="P3"><text:span text:style-name="T2">FileTrackerStatus(a)</text:span></text:p>
        </draw:ellipse>
        <draw:custom-shape draw:style-name="gr4" draw:text-style-name="P1" xml:id="id1" draw:id="id1" draw:layer="layout" svg:width="2.5cm" svg:height="2cm" svg:x="2cm" svg:y="13cm">
          <text:p text:style-name="P1">Agent</text:p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1" draw:layer="layout" draw:type="curve" svg:x1="3.25cm" svg:y1="13cm" svg:x2="3.5cm" svg:y2="11cm" draw:start-shape="id1" draw:start-glue-point="5" draw:end-shape="id2" draw:end-glue-point="2" svg:d="m3250 13000c0-1500 250-500 250-2000">
          <text:p/>
        </draw:connector>
        <draw:connector draw:style-name="gr5" draw:text-style-name="P1" draw:layer="layout" draw:type="curve" svg:x1="3.5cm" svg:y1="9.5cm" svg:x2="2.318cm" svg:y2="6.929cm" draw:start-shape="id2" draw:start-glue-point="0" draw:end-shape="id3" draw:end-glue-point="2" svg:d="m3500 9500c0-1927-1182-642-1182-2571">
          <text:p/>
        </draw:connector>
        <draw:frame draw:style-name="gr6" draw:layer="layout" svg:width="4.5cm" svg:height="1.25cm" svg:x="2.7cm" svg:y="3.5cm">
          <draw:text-box>
            <text:p>Agent</text:p>
          </draw:text-box>
        </draw:frame>
        <draw:rect draw:style-name="gr1" draw:text-style-name="P1" draw:layer="layout" svg:width="11.5cm" svg:height="10cm" svg:x="10.5cm" svg:y="3cm">
          <text:p/>
        </draw:rect>
        <draw:frame draw:style-name="gr6" draw:layer="layout" svg:width="3.8cm" svg:height="1.25cm" svg:x="12.4cm" svg:y="3.5cm">
          <draw:text-box>
            <text:p>Collector</text:p>
          </draw:text-box>
        </draw:frame>
        <draw:rect draw:style-name="gr2" draw:text-style-name="P2" xml:id="id4" draw:id="id4" draw:layer="layout" svg:width="3.4cm" svg:height="2.1cm" svg:x="4.6cm" svg:y="5.1cm">
          <text:p text:style-name="P1"><text:span text:style-name="T1">Client</text:span></text:p>
          <text:p text:style-name="P1"><text:span text:style-name="T1">Resource(a)</text:span></text:p>
        </draw:rect>
        <draw:connector draw:style-name="gr5" draw:text-style-name="P1" draw:layer="layout" draw:type="curve" svg:x1="3.568cm" svg:y1="6.179cm" svg:x2="4.6cm" svg:y2="6.15cm" draw:start-shape="id3" draw:start-glue-point="1" draw:end-shape="id4" svg:d="m3568 6179c787 0 272-29 1032-29">
          <text:p/>
        </draw:connector>
        <draw:rect draw:style-name="gr2" draw:text-style-name="P1" xml:id="id5" draw:id="id5" draw:layer="layout" svg:width="3cm" svg:height="1.5cm" svg:x="7.3cm" svg:y="10.5cm">
          <text:p text:style-name="P1">FileDate</text:p>
          <text:p text:style-name="P1">Extractor</text:p>
        </draw:rect>
        <draw:connector draw:style-name="gr7" draw:text-style-name="P1" draw:layer="layout" draw:type="curve" draw:line-skew="-0.6cm" svg:x1="6.3cm" svg:y1="7.2cm" svg:x2="8.8cm" svg:y2="10.5cm" draw:start-shape="id4" draw:start-glue-point="2" draw:end-shape="id5" draw:end-glue-point="0" svg:d="m6300 7200c0 1575 2500-75 2500 3300">
          <text:p text:style-name="P1">setFileDate</text:p>
        </draw:connector>
        <draw:rect draw:style-name="gr2" draw:text-style-name="P1" xml:id="id6" draw:id="id6" draw:layer="layout" svg:width="3cm" svg:height="1.5cm" svg:x="11.5cm" svg:y="5.5cm">
          <text:p text:style-name="P1">LogWriter</text:p>
          <text:p text:style-name="P1">Handler</text:p>
        </draw:rect>
        <draw:connector draw:style-name="gr8" draw:text-style-name="P1" draw:layer="layout" svg:x1="8cm" svg:y1="6.15cm" svg:x2="11.5cm" svg:y2="6.25cm" draw:start-shape="id4" draw:start-glue-point="1" draw:end-shape="id6" svg:d="m8000 6150h1756v100h1744">
          <text:p text:style-name="P1">Header</text:p>
        </draw:connector>
        <draw:ellipse draw:style-name="gr2" draw:text-style-name="P3" xml:id="id7" draw:id="id7" draw:layer="layout" svg:width="5cm" svg:height="1.5cm" svg:x="10.7cm" svg:y="9.8cm">
          <text:p text:style-name="P3"><text:span text:style-name="T2">FileTrackerStatus(b)</text:span></text:p>
        </draw:ellipse>
        <draw:connector draw:style-name="gr7" draw:text-style-name="P4" draw:layer="layout" draw:type="curve" svg:x1="13cm" svg:y1="7cm" svg:x2="13.2cm" svg:y2="9.8cm" draw:start-shape="id6" draw:start-glue-point="2" draw:end-shape="id7" draw:end-glue-point="0" svg:d="m13000 7000c0 2100 200 700 200 2800">
          <text:p text:style-name="P1"><text:span text:style-name="T3">CreateFrom</text:span></text:p>
          <text:p text:style-name="P1"><text:span text:style-name="T3">Header</text:span></text:p>
        </draw:connector>
        <draw:rect draw:style-name="gr2" draw:text-style-name="P1" xml:id="id8" draw:id="id8" draw:layer="layout" svg:width="4.5cm" svg:height="1.5cm" svg:x="15.9cm" svg:y="5.5cm">
          <text:p text:style-name="P1">Coordination</text:p>
          <text:p text:style-name="P1">ServiceClient</text:p>
        </draw:rect>
        <draw:connector draw:style-name="gr5" draw:text-style-name="P1" draw:layer="layout" draw:type="curve" svg:x1="14.5cm" svg:y1="6.25cm" svg:x2="15.9cm" svg:y2="6.25cm" draw:start-shape="id6" draw:start-glue-point="1" draw:end-shape="id8" draw:end-glue-point="3" svg:d="m14500 6250h1400">
          <text:p/>
        </draw:connector>
        <draw:rect draw:style-name="gr2" draw:text-style-name="P1" xml:id="id9" draw:id="id9" draw:layer="layout" svg:width="4.5cm" svg:height="2cm" svg:x="16cm" svg:y="8.2cm">
          <text:p text:style-name="P1">Client</text:p>
          <text:p text:style-name="P1">Connection</text:p>
          <text:p text:style-name="P1">Resource</text:p>
        </draw:rect>
        <draw:connector draw:style-name="gr5" draw:text-style-name="P1" draw:layer="layout" draw:type="curve" svg:x1="18.15cm" svg:y1="7cm" svg:x2="18.25cm" svg:y2="8.2cm" draw:start-shape="id8" draw:start-glue-point="2" draw:end-shape="id9" draw:end-glue-point="0" svg:d="m18150 7000c0 900 100 300 100 1200">
          <text:p/>
        </draw:connector>
        <draw:rect draw:style-name="gr1" draw:text-style-name="P1" draw:layer="layout" svg:width="18.2cm" svg:height="7cm" svg:x="10.5cm" svg:y="13cm">
          <text:p/>
        </draw:rect>
        <draw:frame draw:style-name="gr6" draw:layer="layout" svg:width="6.5cm" svg:height="1.25cm" svg:x="22cm" svg:y="13.25cm">
          <draw:text-box>
            <text:p>Coordination Service</text:p>
          </draw:text-box>
        </draw:frame>
        <draw:rect draw:style-name="gr2" draw:text-style-name="P1" xml:id="id10" draw:id="id10" draw:layer="layout" svg:width="4.5cm" svg:height="1.5cm" svg:x="11.5cm" svg:y="14.5cm">
          <text:p text:style-name="P1">Coordination</text:p>
          <text:p text:style-name="P1">LockHandler</text:p>
        </draw:rect>
        <draw:connector draw:style-name="gr8" draw:text-style-name="P1" draw:layer="layout" svg:x1="18.25cm" svg:y1="10.2cm" svg:x2="13.75cm" svg:y2="14.5cm" draw:start-shape="id9" draw:start-glue-point="2" draw:end-shape="id10" draw:end-glue-point="0" svg:d="m18250 10200v2150h-4500v2150">
          <text:p text:style-name="P1">Send</text:p>
          <text:p text:style-name="P1">Json</text:p>
        </draw:connector>
        <draw:ellipse draw:style-name="gr2" draw:text-style-name="P3" xml:id="id11" draw:id="id11" draw:layer="layout" svg:width="5cm" svg:height="1.5cm" svg:x="10.5cm" svg:y="18cm">
          <text:p text:style-name="P3"><text:span text:style-name="T2">FileTrackerStatus(c)</text:span></text:p>
        </draw:ellipse>
        <draw:connector draw:style-name="gr7" draw:text-style-name="P1" draw:layer="layout" draw:type="curve" svg:x1="13.75cm" svg:y1="16cm" svg:x2="13cm" svg:y2="18cm" draw:start-shape="id10" draw:start-glue-point="2" draw:end-shape="id11" draw:end-glue-point="0" svg:d="m13750 16000c0 1500-750 500-750 2000">
          <text:p text:style-name="P1">ObjectMapper</text:p>
        </draw:connector>
        <draw:rect draw:style-name="gr2" draw:text-style-name="P1" xml:id="id12" draw:id="id12" draw:layer="layout" svg:width="4.5cm" svg:height="1.5cm" svg:x="18.5cm" svg:y="14.5cm">
          <text:p text:style-name="P1">HazelcastFile</text:p>
          <text:p text:style-name="P1">TrackerStorage</text:p>
        </draw:rect>
        <draw:connector draw:style-name="gr5" draw:text-style-name="P1" draw:layer="layout" draw:type="curve" svg:x1="16cm" svg:y1="15.25cm" svg:x2="18.5cm" svg:y2="15.25cm" draw:start-shape="id10" draw:start-glue-point="1" draw:end-shape="id12" draw:end-glue-point="3" svg:d="m16000 15250h2500">
          <text:p/>
        </draw:connector>
        <draw:rect draw:style-name="gr2" draw:text-style-name="P1" xml:id="id13" draw:id="id13" draw:layer="layout" svg:width="5cm" svg:height="2.5cm" svg:x="16.8cm" svg:y="17.2cm">
          <text:p text:style-name="P1">DBCollector</text:p>
          <text:p text:style-name="P1">FileTracker</text:p>
          <text:p text:style-name="P1">Memory</text:p>
        </draw:rect>
        <draw:connector draw:style-name="gr5" draw:text-style-name="P1" draw:layer="layout" draw:type="curve" svg:x1="20.75cm" svg:y1="16cm" svg:x2="19.3cm" svg:y2="17.2cm" draw:start-shape="id12" draw:start-glue-point="2" draw:end-shape="id13" draw:end-glue-point="0" svg:d="m20750 16000c0 900-1450 300-1450 1200">
          <text:p/>
        </draw:connector>
        <draw:custom-shape draw:style-name="gr4" draw:text-style-name="P1" xml:id="id14" draw:id="id14" draw:layer="layout" svg:width="4cm" svg:height="3cm" svg:x="24.5cm" svg:y="16.5cm">
          <text:p text:style-name="P1">Coordination</text:p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1" draw:layer="layout" draw:type="curve" svg:x1="21.8cm" svg:y1="18.45cm" svg:x2="24.5cm" svg:y2="18cm" draw:start-shape="id13" draw:start-glue-point="1" draw:end-shape="id14" draw:end-glue-point="6" svg:d="m21800 18450c2025 0 675-450 2700-4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gvanvuuren </meta:initial-creator>
    <meta:creation-date>2011-05-03T09:59:05</meta:creation-date>
    <dc:date>2011-05-03T10:24:00</dc:date>
    <dc:creator>gvanvuuren </dc:creator>
    <meta:editing-duration>PT24M57S</meta:editing-duration>
    <meta:editing-cycles>4</meta:editing-cycles>
    <meta:generator>LibreOffice/3.3$Linux LibreOffice_project/330m19$Build-6</meta:generator>
    <meta:document-statistic meta:object-count="34"/>
  </office:meta>
</office:document-meta>
</file>